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center" draw:textarea-vertical-align="middle"/>
    </style:style>
    <style:style style:name="gr2" style:family="graphic" style:parent-style-name="standard">
      <style:graphic-properties svg:stroke-width="0.1cm" draw:marker-start-width="0.35cm" draw:marker-end-width="0.35cm" draw:fill="solid" draw:fill-color="#ffff00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none" draw:fill-color="#ffffff" fo:min-height="0.713cm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cm" draw:marker-start-width="0.2cm" draw:marker-end-width="0.2cm" draw:fill="solid" draw:fill-color="#c0c0c0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svg:stroke-width="0cm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svg:stroke-width="0.1cm" draw:marker-start-width="0.35cm" draw:marker-end-width="0.35cm" draw:fill="solid" draw:fill-color="#ffff00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2pt"/>
    </style:style>
    <style:style style:name="P3" style:family="paragraph">
      <style:text-properties fo:font-size="12pt"/>
    </style:style>
    <style:style style:name="P4" style:family="paragraph">
      <style:paragraph-properties fo:margin-left="0cm" fo:margin-right="0cm" fo:text-align="center" fo:text-indent="0cm"/>
      <style:text-properties fo:font-family="'Albany AMT'" style:font-pitch="variable" fo:font-size="12pt"/>
    </style:style>
    <style:style style:name="P5" style:family="paragraph">
      <style:paragraph-properties fo:margin-left="0cm" fo:margin-right="0cm" fo:text-align="center" fo:text-indent="0cm"/>
      <style:text-properties fo:font-family="'Albany AMT'" style:font-pitch="variable" fo:font-size="12pt"/>
    </style:style>
    <style:style style:name="T1" style:family="text">
      <style:text-properties fo:font-size="12pt"/>
    </style:style>
    <style:style style:name="T2" style:family="text">
      <style:text-properties fo:font-family="'Albany AMT'" style:font-pitch="variable"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1.053cm" svg:height="0.799cm" svg:x="5.247cm" svg:y="9.006cm">
          <text:p/>
        </draw:rect>
        <draw:rect draw:style-name="gr1" draw:text-style-name="P1" draw:layer="layout" svg:width="11.087cm" svg:height="1.021cm" svg:x="5.196cm" svg:y="7.301cm">
          <text:p/>
        </draw:rect>
        <draw:rect draw:style-name="gr1" draw:text-style-name="P1" draw:layer="layout" svg:width="11.154cm" svg:height="1.178cm" svg:x="5.131cm" svg:y="5.37cm">
          <text:p/>
        </draw:rect>
        <draw:g>
          <draw:rect draw:style-name="gr2" draw:text-style-name="P1" draw:layer="layout" svg:width="5.294cm" svg:height="0.871cm" svg:x="8.237cm" svg:y="5.532cm">
            <text:p/>
          </draw:rect>
          <draw:frame draw:style-name="gr3" draw:text-style-name="P2" draw:layer="layout" svg:width="12.868cm" svg:height="0.963cm" svg:x="6.857cm" svg:y="5.569cm">
            <draw:text-box>
              <text:p text:style-name="P2"><text:span text:style-name="T1">succ( <text:s/>add(succ(0), succ(succ(0)) <text:s/>) </text:span></text:p>
            </draw:text-box>
          </draw:frame>
          <draw:rect draw:style-name="gr4" draw:text-style-name="P1" draw:layer="layout" svg:width="6.854cm" svg:height="0.565cm" svg:x="6.902cm" svg:y="5.693cm">
            <text:p/>
          </draw:rect>
        </draw:g>
        <draw:rect draw:style-name="gr2" draw:text-style-name="P1" draw:layer="layout" svg:width="4.18cm" svg:height="0.758cm" svg:x="9.27cm" svg:y="7.403cm">
          <text:p/>
        </draw:rect>
        <draw:frame draw:style-name="gr3" draw:text-style-name="P2" draw:layer="layout" svg:width="11.557cm" svg:height="0.963cm" svg:x="6.821cm" svg:y="7.392cm">
          <draw:text-box>
            <text:p text:style-name="P2"><text:span text:style-name="T1">succ( succ( add(0, succ(succ(0))) <text:s/>) )</text:span></text:p>
          </draw:text-box>
        </draw:frame>
        <draw:frame draw:style-name="gr3" draw:text-style-name="P2" draw:layer="layout" svg:width="8.603cm" svg:height="0.963cm" svg:x="7.777cm" svg:y="8.98cm">
          <draw:text-box>
            <text:p text:style-name="P2"><text:span text:style-name="T1">succ(succ( succ(succ(0)) ))</text:span></text:p>
          </draw:text-box>
        </draw:frame>
        <draw:frame draw:style-name="gr5" draw:text-style-name="P3" draw:layer="layout" svg:width="1.687cm" svg:height="0.725cm" svg:x="14.908cm" svg:y="4.598cm">
          <draw:text-box>
            <text:p text:style-name="P2"><text:span text:style-name="T1">[add2]</text:span></text:p>
          </draw:text-box>
        </draw:frame>
        <draw:frame draw:style-name="gr5" draw:text-style-name="P3" draw:layer="layout" svg:width="1.687cm" svg:height="0.725cm" svg:x="14.879cm" svg:y="6.417cm">
          <draw:text-box>
            <text:p text:style-name="P2"><text:span text:style-name="T1">[add2]</text:span></text:p>
          </draw:text-box>
        </draw:frame>
        <draw:frame draw:style-name="gr5" draw:text-style-name="P3" draw:layer="layout" svg:width="1.687cm" svg:height="0.725cm" svg:x="14.859cm" svg:y="8.235cm">
          <draw:text-box>
            <text:p text:style-name="P2"><text:span text:style-name="T1">[add1]</text:span></text:p>
          </draw:text-box>
        </draw:frame>
        <draw:rect draw:style-name="gr6" draw:text-style-name="P4" draw:layer="layout" svg:width="11.188cm" svg:height="1.064cm" svg:x="5.242cm" svg:y="3.469cm">
          <text:p/>
        </draw:rect>
        <draw:line draw:style-name="gr7" draw:text-style-name="P1" draw:layer="layout" svg:x1="8.789cm" svg:y1="6.37cm" svg:x2="8.789cm" svg:y2="7.532cm">
          <text:p/>
        </draw:line>
        <draw:line draw:style-name="gr7" draw:text-style-name="P1" draw:layer="layout" svg:x1="10.87cm" svg:y1="8.161cm" svg:x2="10.87cm" svg:y2="9.128cm">
          <text:p/>
        </draw:line>
        <draw:rect draw:style-name="gr8" draw:text-style-name="P1" draw:layer="layout" svg:width="6.612cm" svg:height="0.758cm" svg:x="7.289cm" svg:y="3.613cm">
          <text:p text:style-name="P5"><text:span text:style-name="T2">add(succ(succ(0)), succ(succ(0)))</text:span></text:p>
        </draw:rect>
        <draw:line draw:style-name="gr7" draw:text-style-name="P1" draw:layer="layout" svg:x1="7.741cm" svg:y1="4.355cm" svg:x2="7.741cm" svg:y2="5.709cm">
          <text:p/>
        </draw:line>
        <draw:rect draw:style-name="gr4" draw:text-style-name="P1" draw:layer="layout" svg:width="5.645cm" svg:height="0.5cm" svg:x="8.079cm" svg:y="7.548cm">
          <text:p/>
        </draw:rect>
        <draw:rect draw:style-name="gr4" draw:text-style-name="P1" draw:layer="layout" svg:width="2.645cm" svg:height="0.468cm" svg:x="10.112cm" svg:y="9.128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9-29T23:27:37</meta:creation-date>
    <dc:date>2006-10-01T14:59:29</dc:date>
    <dc:language>en-US</dc:language>
    <meta:editing-cycles>7</meta:editing-cycles>
    <meta:editing-duration>P1DT13H37M10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